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874cm"/>
    </style:style>
    <style:style style:name="gr9" style:family="graphic" style:parent-style-name="standard">
      <style:graphic-properties draw:stroke="none" svg:stroke-color="#000000" draw:fill="none" draw:fill-color="#ffffff" fo:min-height="1.673cm"/>
    </style:style>
    <style:style style:name="gr10" style:family="graphic" style:parent-style-name="standard">
      <style:graphic-properties draw:stroke="none" svg:stroke-color="#000000" draw:fill="none" draw:fill-color="#ffffff" fo:min-height="1.772cm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ff00" draw:marker-end="Arrow" draw:marker-end-width="0.3cm" draw:fill="none" draw:fill-color="#ffffff" draw:textarea-vertical-align="middle"/>
    </style:style>
    <style:style style:name="gr13" style:family="graphic" style:parent-style-name="objectwithoutfill">
      <style:graphic-properties draw:marker-end="Arrow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00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0.3cm" svg:y="15.5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9.7cm" svg:y="18.0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9.7cm" svg:y="19.8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9.9cm" svg:y="12.2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.3cm" svg:height="1.3cm" svg:x="12.8cm" svg:y="24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3cm" svg:height="1.3cm" svg:x="7.5cm" svg:y="24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0.2cm" svg:y="24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cm" svg:y1="20.275cm" svg:x2="12.5cm" svg:y2="18.475cm" draw:start-shape="id1" draw:start-glue-point="1" draw:end-shape="id2" draw:end-glue-point="1" svg:d="m12500 20275h501v-1800h-501" svg:viewBox="0 0 502 1801">
          <text:p/>
        </draw:connector>
        <draw:connector draw:style-name="gr5" draw:text-style-name="P1" draw:layer="layout" svg:x1="7.979cm" svg:y1="14.77cm" svg:x2="10.3cm" svg:y2="16.463cm" draw:end-shape="id3" draw:end-glue-point="6" svg:d="m7979 14770h910v1693h1411" svg:viewBox="0 0 2322 1694">
          <text:p/>
        </draw:connector>
        <draw:connector draw:style-name="gr5" draw:text-style-name="P1" draw:layer="layout" svg:x1="8.057cm" svg:y1="12.63cm" svg:x2="10.55cm" svg:y2="13.263cm" draw:end-shape="id4" draw:end-glue-point="5" svg:d="m8057 12630h671v633h1822" svg:viewBox="0 0 2494 634">
          <text:p/>
        </draw:connector>
        <draw:line draw:style-name="gr5" draw:text-style-name="P1" draw:layer="layout" svg:x1="10.9cm" svg:y1="17.025cm" svg:x2="10.9cm" svg:y2="18.125cm">
          <text:p/>
        </draw:line>
        <draw:frame draw:style-name="gr6" draw:layer="layout" svg:width="3cm" svg:height="1.925cm" svg:x="3.9cm" svg:y="12cm">
          <draw:text-box>
            <text:p>挂载点</text:p>
            <text:p>mount</text:p>
          </draw:text-box>
        </draw:frame>
        <draw:connector draw:style-name="gr5" draw:text-style-name="P1" draw:layer="layout" svg:x1="9.7cm" svg:y1="18.475cm" svg:x2="7.5cm" svg:y2="24.775cm" draw:start-shape="id2" draw:start-glue-point="3" draw:end-shape="id5" draw:end-glue-point="6" svg:d="m9700 18475h-2701v6300h501" svg:viewBox="0 0 2702 6301">
          <text:p/>
        </draw:connector>
        <draw:line draw:style-name="gr7" draw:text-style-name="P1" draw:layer="layout" svg:x1="8.8cm" svg:y1="24.825cm" svg:x2="10.4cm" svg:y2="24.825cm">
          <text:p/>
        </draw:line>
        <draw:line draw:style-name="gr7" draw:text-style-name="P1" draw:layer="layout" svg:x1="11.4cm" svg:y1="24.725cm" svg:x2="13.1cm" svg:y2="24.725cm">
          <text:p/>
        </draw:line>
        <draw:frame draw:style-name="gr8" draw:layer="layout" svg:width="4.5cm" svg:height="2.124cm" svg:x="3.7cm" svg:y="15.301cm">
          <draw:text-box>
            <text:p>超级块</text:p>
            <text:p>super_block</text:p>
          </draw:text-box>
        </draw:frame>
        <draw:frame draw:style-name="gr9" draw:layer="layout" svg:width="3cm" svg:height="1.923cm" svg:x="3.7cm" svg:y="18.002cm">
          <draw:text-box>
            <text:p>目录项</text:p>
            <text:p>dentry</text:p>
          </draw:text-box>
        </draw:frame>
        <draw:frame draw:style-name="gr10" draw:layer="layout" svg:width="3.1cm" svg:height="2.022cm" svg:x="3.7cm" svg:y="23.278cm">
          <draw:text-box>
            <text:p>索引节点</text:p>
            <text:p>inode</text:p>
          </draw:text-box>
        </draw:frame>
        <draw:line draw:style-name="gr7" draw:text-style-name="P1" draw:layer="layout" svg:x1="11.3cm" svg:y1="14.425cm" svg:x2="11.3cm" svg:y2="15.525cm">
          <text:p/>
        </draw:line>
        <draw:connector draw:style-name="gr4" draw:text-style-name="P1" draw:layer="layout" svg:x1="9.7cm" svg:y1="20.275cm" svg:x2="9.7cm" svg:y2="18.475cm" draw:start-shape="id1" draw:start-glue-point="3" draw:end-shape="id2" draw:end-glue-point="3" svg:d="m9700 20275h-501v-1800h501" svg:viewBox="0 0 502 1801">
          <text:p/>
        </draw:connector>
        <draw:custom-shape draw:style-name="gr11" draw:text-style-name="P1" xml:id="id6" draw:id="id6" draw:layer="layout" svg:width="3.701cm" svg:height="0.9cm" svg:x="9.199cm" svg:y="21.624cm">
          <text:p text:style-name="P1">new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2.5cm" svg:y1="20.274cm" svg:x2="12.9cm" svg:y2="22.074cm" draw:end-shape="id6" draw:end-glue-point="1" svg:d="m12500 20274h900v1800h-500" svg:viewBox="0 0 901 1801">
          <text:p/>
        </draw:connector>
        <draw:connector draw:style-name="gr4" draw:text-style-name="P1" draw:layer="layout" svg:x1="9.7cm" svg:y1="20.274cm" svg:x2="9.199cm" svg:y2="22.074cm" draw:end-shape="id6" draw:end-glue-point="3" svg:d="m9700 20274h-1003v1800h502" svg:viewBox="0 0 1004 1801">
          <text:p/>
        </draw:connector>
        <draw:line draw:style-name="gr12" draw:text-style-name="P1" draw:layer="layout" svg:x1="11.3cm" svg:y1="22.525cm" svg:x2="13.3cm" svg:y2="24.1cm">
          <text:p/>
        </draw:line>
        <draw:path draw:style-name="gr13" draw:text-style-name="P1" draw:layer="layout" svg:width="5.195cm" svg:height="3.653cm" draw:transform="skewX (-0.904255085458262) rotate (-2.88799631327502) translate (16.0296768509975cm 23.096427070584cm)" svg:viewBox="0 0 5196 3654" svg:d="m0 3654c5141 0 5196-3654 5196-3654l-96 62">
          <text:p/>
        </draw:path>
        <draw:custom-shape draw:style-name="gr14" draw:text-style-name="P1" draw:layer="layout" svg:width="15.9cm" svg:height="16.4cm" svg:x="2.8cm" svg:y="10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3cm" svg:height="1.3cm" svg:x="8.929cm" svg:y="19.234cm">
          <text:p text:style-name="P1">1.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.3cm" svg:height="1.3cm" svg:x="12.1cm" svg:y="20.6cm">
          <text:p text:style-name="P1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3cm" svg:height="1.3cm" svg:x="13.839cm" svg:y="23.8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13T21:32:32</dc:date>
    <meta:editing-duration>PT4H15M15S</meta:editing-duration>
    <meta:editing-cycles>84</meta:editing-cycles>
    <meta:generator>LibreOffice/3.5$Linux_x86 LibreOffice_project/350m1$Build-2</meta:generator>
    <meta:document-statistic meta:object-count="29"/>
  </office:meta>
</office:document-meta>
</file>